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1c0bc" officeooo:paragraph-rsid="0001c0bc"/>
    </style:style>
    <style:style style:name="P2" style:family="paragraph" style:parent-style-name="Standard">
      <style:text-properties fo:font-weight="bold" officeooo:rsid="0001c0bc" officeooo:paragraph-rsid="0001c0bc" style:font-weight-asian="bold" style:font-weight-complex="bold"/>
    </style:style>
    <style:style style:name="P3" style:family="paragraph" style:parent-style-name="Standard">
      <style:text-properties fo:font-weight="bold" officeooo:rsid="0003deb1" officeooo:paragraph-rsid="0003deb1" style:font-weight-asian="bold" style:font-weight-complex="bold"/>
    </style:style>
    <style:style style:name="P4" style:family="paragraph" style:parent-style-name="Standard">
      <style:text-properties officeooo:rsid="0003deb1" officeooo:paragraph-rsid="0003deb1"/>
    </style:style>
    <style:style style:name="T1" style:family="text">
      <style:text-properties officeooo:rsid="00030912"/>
    </style:style>
    <style:style style:name="T2" style:family="text">
      <style:text-properties officeooo:rsid="0003de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monstration Abacus Worksheet Website</text:p>
      <text:p text:style-name="P1"/>
      <text:p text:style-name="P2">Purpose</text:p>
      <text:p text:style-name="P1">To have <text:span text:style-name="T1">a real website on </text:span>my portfolio. <text:span text:style-name="T2">A site that offers printable worksheets for people learning abacus of all levels.</text:span></text:p>
      <text:p text:style-name="P1"/>
      <text:p text:style-name="P3">Site Specifics</text:p>
      <text:p text:style-name="P4">progressive worksheets, audio and visual questions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13:05:52.975244315</meta:creation-date>
    <dc:date>2019-01-18T21:48:50.904067578</dc:date>
    <meta:editing-duration>P10DT8H38M40S</meta:editing-duration>
    <meta:editing-cycles>3</meta:editing-cycles>
    <meta:generator>LibreOffice/4.2.5.2$MacOSX_X86_64 LibreOffice_project/61cb170a04bb1f12e77c884eab9192be736ec5f5</meta:generator>
    <meta:document-statistic meta:table-count="0" meta:image-count="0" meta:object-count="0" meta:page-count="1" meta:paragraph-count="5" meta:word-count="34" meta:character-count="230" meta:non-whitespace-character-count="201"/>
  </office:meta>
</office:document-meta>
</file>